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text:line-break/>background-color: lightblue;<text:line-break/>}<text:line-break/><text:line-break/>h1 {<text:line-break/>color: navy;<text:line-break/>margin-left: 20px;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7:26:14.255545425</meta:creation-date>
    <dc:date>2022-06-29T17:26:53.119097724</dc:date>
    <meta:editing-duration>PT39S</meta:editing-duration>
    <meta:editing-cycles>1</meta:editing-cycles>
    <meta:document-statistic meta:table-count="0" meta:image-count="0" meta:object-count="0" meta:page-count="1" meta:paragraph-count="1" meta:word-count="12" meta:character-count="77" meta:non-whitespace-character-count="65"/>
    <meta:generator>LibreOffice/6.4.7.2$Linux_X86_64 LibreOffice_project/40$Build-2</meta:generator>
  </office:meta>
</office:document-meta>
</file>